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2pt" fo:font-weight="bold" officeooo:rsid="0000fd24" officeooo:paragraph-rsid="0000fd24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normal" officeooo:rsid="0000fd24" officeooo:paragraph-rsid="0000fd24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0fd24"/>
    </style:style>
    <style:style style:name="T1" style:family="text">
      <style:text-properties style:font-name="Times New Roman" fo:font-size="20pt" fo:font-weight="normal" officeooo:rsid="0000fd24" style:font-size-asian="17.5pt" style:font-weight-asian="normal" style:font-size-complex="20pt" style:font-weight-complex="normal"/>
    </style:style>
    <style:style style:name="T2" style:family="text">
      <style:text-properties style:font-name="Times New Roman" fo:font-size="20pt" fo:font-weight="normal" officeooo:rsid="0002c573" style:font-size-asian="17.5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hh new stuff in BatchOS 2.0</text:p>
      <text:p text:style-name="P2"/>
      <text:p text:style-name="P2">released first april</text:p>
      <text:p text:style-name="P2">updated twentyth april</text:p>
      <text:p text:style-name="P2">made in czech republic</text:p>
      <text:p text:style-name="P2">by Matto58</text:p>
      <text:p text:style-name="P3"><text:span text:style-name="T1">yt </text:span><text:a xlink:type="simple" xlink:href="http://www.tinyurl.com/MattoSubs" text:style-name="Internet_20_link" text:visited-style-name="Visited_20_Internet_20_Link"><text:span text:style-name="T2">her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20T17:17:54.141000000</dc:date>
    <meta:editing-duration>PT3M1S</meta:editing-duration>
    <meta:editing-cycles>2</meta:editing-cycles>
    <meta:document-statistic meta:table-count="0" meta:image-count="0" meta:object-count="0" meta:page-count="1" meta:paragraph-count="6" meta:word-count="20" meta:character-count="109" meta:non-whitespace-character-count="95"/>
  </office:meta>
</office:document-meta>
</file>